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ack" svg:font-family="Hack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420e" draw:textarea-horizontal-align="justify" draw:textarea-vertical-align="middle" draw:auto-grow-height="false" fo:min-height="0.834cm" fo:min-width="3.884cm"/>
    </style:style>
    <style:style style:name="gr2" style:family="graphic" style:parent-style-name="standard">
      <style:graphic-properties draw:stroke="none" draw:fill="solid" draw:fill-color="#83caff" draw:textarea-horizontal-align="justify" draw:textarea-vertical-align="middle" draw:auto-grow-height="false" fo:min-height="0.824cm" fo:min-width="3.384cm"/>
    </style:style>
    <style:style style:name="gr3" style:family="graphic" style:parent-style-name="standard">
      <style:graphic-properties draw:stroke="none" draw:fill="solid" draw:fill-color="#ffd320" draw:textarea-horizontal-align="justify" draw:textarea-vertical-align="middle" draw:auto-grow-height="false" fo:min-height="0.824cm" fo:min-width="3.384cm"/>
    </style:style>
    <style:style style:name="gr4" style:family="graphic" style:parent-style-name="standard">
      <style:graphic-properties draw:stroke="none" draw:fill="solid" draw:fill-color="#c5000b" draw:textarea-horizontal-align="justify" draw:textarea-vertical-align="middle" draw:auto-grow-height="false" fo:min-height="0.834cm" fo:min-width="3.884cm"/>
    </style:style>
    <style:style style:name="gr5" style:family="graphic" style:parent-style-name="standard">
      <style:graphic-properties draw:stroke="none" draw:fill="solid" draw:fill-color="#579d1c" draw:textarea-horizontal-align="justify" draw:textarea-vertical-align="middle" draw:auto-grow-height="false" fo:min-height="0.834cm" fo:min-width="3.884cm"/>
    </style:style>
    <style:style style:name="gr6" style:family="graphic" style:parent-style-name="standard">
      <style:graphic-properties draw:stroke="none" draw:fill-color="#00a0fc" draw:textarea-horizontal-align="justify" draw:textarea-vertical-align="middle" draw:auto-grow-height="false" fo:min-height="1.426cm" fo:min-width="3.626cm" fo:padding-top="0.1cm" fo:padding-bottom="0.1cm" fo:padding-left="0.1cm" fo:padding-right="0.1cm" fo:wrap-option="wrap"/>
    </style:style>
    <style:style style:name="gr7" style:family="graphic" style:parent-style-name="objectwithoutfill">
      <style:graphic-properties svg:stroke-width="0.035cm" svg:stroke-color="#00a0fc" draw:marker-start="Arrow" draw:marker-start-width="0.352cm" draw:marker-end="Arrow" draw:marker-end-width="0.352cm" draw:fill="none" draw:textarea-horizontal-align="center" draw:textarea-vertical-align="middle" fo:padding-top="0.142cm" fo:padding-bottom="0.142cm" fo:padding-left="0.267cm" fo:padding-right="0.26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420e"/>
      <style:paragraph-properties fo:text-align="center"/>
      <style:text-properties style:font-name="Hack" fo:font-size="12pt" fo:font-weight="bold" style:font-size-asian="12pt" style:font-weight-asian="bold" style:font-size-complex="12pt" style:font-weight-complex="bold"/>
    </style:style>
    <style:style style:name="P3" style:family="paragraph">
      <loext:graphic-properties draw:fill="solid" draw:fill-color="#83caff"/>
      <style:paragraph-properties fo:text-align="center"/>
      <style:text-properties style:font-name="Hack" fo:font-size="12pt" fo:font-weight="bold" style:font-size-asian="12pt" style:font-weight-asian="bold" style:font-size-complex="12pt" style:font-weight-complex="bold"/>
    </style:style>
    <style:style style:name="P4" style:family="paragraph">
      <loext:graphic-properties draw:fill="solid" draw:fill-color="#ffd320"/>
      <style:paragraph-properties fo:text-align="center"/>
      <style:text-properties style:font-name="Hack" fo:font-size="12pt" fo:font-weight="bold" style:font-size-asian="12pt" style:font-weight-asian="bold" style:font-size-complex="12pt" style:font-weight-complex="bold"/>
    </style:style>
    <style:style style:name="P5" style:family="paragraph">
      <loext:graphic-properties draw:fill="solid" draw:fill-color="#c5000b"/>
      <style:paragraph-properties fo:text-align="center"/>
      <style:text-properties style:font-name="Hack" fo:font-size="12pt" fo:font-weight="bold" style:font-size-asian="12pt" style:font-weight-asian="bold" style:font-size-complex="12pt" style:font-weight-complex="bold"/>
    </style:style>
    <style:style style:name="P6" style:family="paragraph">
      <loext:graphic-properties draw:fill="solid" draw:fill-color="#579d1c"/>
      <style:paragraph-properties fo:text-align="center"/>
      <style:text-properties fo:color="#ffffff" style:font-name="Hack" fo:font-size="12pt" fo:font-weight="bold" style:font-size-asian="12pt" style:font-weight-asian="bold" style:font-size-complex="12pt" style:font-weight-complex="bold"/>
    </style:style>
    <style:style style:name="P7" style:family="paragraph">
      <style:paragraph-properties fo:text-align="center"/>
      <style:text-properties fo:color="#ffffff" style:font-name="Hack" fo:font-weight="bold" style:font-weight-asian="bold" style:font-weight-complex="bold"/>
    </style:style>
    <style:style style:name="P8" style:family="paragraph">
      <loext:graphic-properties draw:fill-color="#00a0fc"/>
      <style:paragraph-properties fo:text-align="center"/>
      <style:text-properties fo:color="#ffffff" style:font-name="Hack" fo:font-weight="bold" style:font-weight-asian="bold" style:font-weight-complex="bold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 draw:fill-color="#ffffff"/>
      <style:text-properties style:font-name="Hack" fo:font-weight="bold" style:font-weight-asian="bold" style:font-weight-complex="bold"/>
    </style:style>
    <style:style style:name="T1" style:family="text">
      <style:text-properties style:font-name="Hack" fo:font-size="12pt" fo:font-weight="bold" style:font-size-asian="12pt" style:font-weight-asian="bold" style:font-size-complex="12pt" style:font-weight-complex="bold"/>
    </style:style>
    <style:style style:name="T2" style:family="text">
      <style:text-properties fo:color="#ffffff" style:font-name="Hack" fo:font-size="12pt" fo:font-weight="bold" style:font-size-asian="12pt" style:font-weight-asian="bold" style:font-size-complex="12pt" style:font-weight-complex="bold"/>
    </style:style>
    <style:style style:name="T3" style:family="text">
      <style:text-properties style:font-name="Hack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4.5cm" svg:height="1.2cm" svg:x="0.1cm" svg:y="5.3cm">
          <text:p text:style-name="P1"><text:span text:style-name="T1">physiqu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3" draw:id="id3" draw:layer="layout" svg:width="4cm" svg:height="1.19cm" svg:x="0.1cm" svg:y="4cm">
          <text:p text:style-name="P1"><text:span text:style-name="T1">liaison</text:span></text:p>
          <text:p text:style-name="P1"><text:span text:style-name="T1">de donné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xml:id="id2" draw:id="id2" draw:layer="layout" svg:width="4cm" svg:height="1.19cm" svg:x="0.1cm" svg:y="2.7cm">
          <text:p text:style-name="P1"><text:span text:style-name="T1">réseau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4.5cm" svg:height="1.2cm" svg:x="0.1cm" svg:y="1.4cm">
          <text:p text:style-name="P1"><text:span text:style-name="T1">transpor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draw:layer="layout" svg:width="4.5cm" svg:height="1.2cm" svg:x="0.1cm" svg:y="0.1cm">
          <text:p text:style-name="P1"><text:span text:style-name="T2">Applica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8" xml:id="id1" draw:id="id1" draw:layer="layout" svg:width="4cm" svg:height="1.8cm" svg:x="5cm" svg:y="3.2cm">
          <text:p text:style-name="P7"><text:span text:style-name="T2">@IP</text:span></text:p>
          <text:p text:style-name="P7"><text:span text:style-name="T2">correspondance</text:span></text:p>
          <text:p text:style-name="P7"><text:span text:style-name="T2">@MA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9" draw:layer="layout" draw:type="curve" draw:line-skew="-0.096cm -4.658cm" svg:x1="7cm" svg:y1="3.2cm" svg:x2="4.1cm" svg:y2="3.295cm" draw:start-shape="id1" draw:start-glue-point="0" draw:end-shape="id2" draw:end-glue-point="1" svg:d="M7000 3200c0-1644-1078-1371-1525-936s-261 1031-1375 1031" svg:viewBox="0 0 2901 1364">
          <text:p/>
        </draw:connector>
        <draw:connector draw:style-name="gr7" draw:text-style-name="P9" draw:layer="layout" draw:type="curve" draw:line-skew="-4.844cm 0.176cm" svg:x1="4.1cm" svg:y1="4.595cm" svg:x2="7cm" svg:y2="5cm" draw:start-shape="id3" draw:start-glue-point="1" draw:end-shape="id1" draw:end-glue-point="2" svg:d="M4100 4595c835 0 696 637 1212 1063s1688 642 1688-658" svg:viewBox="0 0 2901 1393">
          <text:p/>
        </draw:connector>
        <draw:frame draw:style-name="gr8" draw:text-style-name="P10" draw:layer="layout" svg:width="1.645cm" svg:height="0.988cm" svg:x="5.1cm" svg:y="2.2cm">
          <draw:text-box>
            <text:p><text:span text:style-name="T3">ARP</text:span></text:p>
          </draw:text-box>
        </draw:frame>
        <draw:frame draw:style-name="gr8" draw:text-style-name="P10" draw:layer="layout" svg:width="1.645cm" svg:height="0.988cm" svg:x="7.2cm" svg:y="2.2cm">
          <draw:text-box>
            <text:p><text:span text:style-name="T3">NDP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ack" svg:font-family="Hack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Bitstream Vera Sans" style:font-size-asian="24pt" style:language-asian="zh" style:country-asian="CN" style:font-name-complex="DejaVu Sans Condensed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9cm" fo:page-height="6.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1-03-13T18:42:17</meta:creation-date>
    <dc:date>2018-01-08T16:00:51.039750226</dc:date>
    <meta:editing-duration>PT14H23M45S</meta:editing-duration>
    <meta:editing-cycles>57</meta:editing-cycles>
    <meta:generator>LibreOffice/5.4.4.2$Linux_X86_64 LibreOffice_project/40m0$Build-2</meta:generator>
    <dc:creator>Philippe Latu</dc:creator>
    <meta:document-statistic meta:object-count="10"/>
  </office:meta>
</office:document-meta>
</file>